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3pt" fo:font-weight="bold" officeooo:rsid="000d2b69" officeooo:paragraph-rsid="000d2b69" style:font-size-asian="13pt" style:font-weight-asian="bold" style:font-size-complex="13pt" style:font-weight-complex="bold"/>
    </style:style>
    <style:style style:name="P2" style:family="paragraph" style:parent-style-name="Standard">
      <style:text-properties style:font-name="Calibri" fo:font-size="13pt" fo:font-weight="bold" officeooo:paragraph-rsid="00067835" style:font-size-asian="13pt" style:font-weight-asian="bold" style:font-size-complex="13pt" style:font-weight-complex="bold"/>
    </style:style>
    <style:style style:name="P3" style:family="paragraph" style:parent-style-name="Standard">
      <style:text-properties style:font-name="Calibri" fo:font-size="13pt" officeooo:paragraph-rsid="00067835" style:font-size-asian="13pt" style:font-size-complex="13pt"/>
    </style:style>
    <style:style style:name="P4" style:family="paragraph" style:parent-style-name="Standard">
      <style:text-properties style:font-name="Calibri" fo:font-size="13pt" fo:font-weight="bold" officeooo:rsid="0008e388" officeooo:paragraph-rsid="0008e388" style:font-size-asian="13pt" style:font-weight-asian="bold" style:font-size-complex="13pt" style:font-weight-complex="bold"/>
    </style:style>
    <style:style style:name="P5" style:family="paragraph" style:parent-style-name="Text_20_body">
      <style:text-properties style:font-name="Calibri" fo:font-size="13pt" officeooo:paragraph-rsid="0008e388" style:font-size-asian="13pt" style:font-size-complex="13pt"/>
    </style:style>
    <style:style style:name="P6" style:family="paragraph" style:parent-style-name="Text_20_body">
      <style:text-properties style:font-name="Calibri" fo:font-size="13pt" officeooo:paragraph-rsid="000b7cce" style:font-size-asian="13pt" style:font-size-complex="13pt"/>
    </style:style>
    <style:style style:name="P7" style:family="paragraph" style:parent-style-name="Heading_20_3">
      <style:text-properties style:font-name="Calibri" fo:font-size="13pt" officeooo:paragraph-rsid="00131bde" style:font-size-asian="13pt" style:font-size-complex="13pt"/>
    </style:style>
    <style:style style:name="P8" style:family="paragraph" style:parent-style-name="Heading_20_3">
      <style:text-properties style:font-name="Calibri" fo:font-size="13pt" fo:font-weight="normal" officeooo:paragraph-rsid="00131bde" style:font-size-asian="13pt" style:font-weight-asian="normal" style:font-size-complex="13pt" style:font-weight-complex="normal"/>
    </style:style>
    <style:style style:name="P9" style:family="paragraph" style:parent-style-name="Heading_20_3">
      <style:text-properties style:font-name="Calibri" fo:font-size="13pt" officeooo:paragraph-rsid="0013d107" style:font-size-asian="13pt" style:font-size-complex="13pt"/>
    </style:style>
    <style:style style:name="P10" style:family="paragraph" style:parent-style-name="Text_20_body">
      <style:text-properties style:font-name="Calibri" fo:font-size="13pt" officeooo:paragraph-rsid="00194772" style:font-size-asian="13pt" style:font-size-complex="13pt"/>
    </style:style>
    <style:style style:name="P11" style:family="paragraph" style:parent-style-name="Text_20_body">
      <style:text-properties style:font-name="Calibri" fo:font-size="13pt" officeooo:paragraph-rsid="00067835" style:font-size-asian="13pt" style:font-size-complex="13pt"/>
    </style:style>
    <style:style style:name="P12" style:family="paragraph" style:parent-style-name="Text_20_body" style:list-style-name="L1">
      <style:text-properties style:font-name="Calibri" fo:font-size="13pt" style:font-size-asian="13pt" style:font-size-complex="13pt"/>
    </style:style>
    <style:style style:name="P13" style:family="paragraph" style:parent-style-name="Text_20_body" style:list-style-name="L2">
      <style:text-properties style:font-name="Calibri" fo:font-size="13pt" style:font-size-asian="13pt" style:font-size-complex="13pt"/>
    </style:style>
    <style:style style:name="P14" style:family="paragraph" style:parent-style-name="Text_20_body" style:list-style-name="L3">
      <style:text-properties style:font-name="Calibri" fo:font-size="13pt" style:font-size-asian="13pt" style:font-size-complex="13pt"/>
    </style:style>
    <style:style style:name="P15" style:family="paragraph" style:parent-style-name="Text_20_body" style:list-style-name="L4">
      <style:text-properties style:font-name="Calibri" fo:font-size="13pt" style:font-size-asian="13pt" style:font-size-complex="13pt"/>
    </style:style>
    <style:style style:name="T1" style:family="text">
      <style:text-properties fo:font-weight="bold" style:font-weight-asian="bold" style:font-weight-complex="bold"/>
    </style:style>
    <style:style style:name="T2" style:family="text">
      <style:text-properties officeooo:rsid="000d2b69"/>
    </style:style>
    <style:style style:name="T3" style:family="text">
      <style:text-properties officeooo:rsid="0008e388"/>
    </style:style>
    <style:style style:name="T4" style:family="text">
      <style:text-properties officeooo:rsid="000a7ca0"/>
    </style:style>
    <style:style style:name="T5" style:family="text">
      <style:text-properties officeooo:rsid="000fbdd0"/>
    </style:style>
    <style:style style:name="T6" style:family="text">
      <style:text-properties officeooo:rsid="000b7cce"/>
    </style:style>
    <style:style style:name="T7" style:family="text">
      <style:text-properties officeooo:rsid="00113c0c"/>
    </style:style>
    <style:style style:name="T8" style:family="text">
      <style:text-properties officeooo:rsid="00120beb"/>
    </style:style>
    <style:style style:name="T9" style:family="text">
      <style:text-properties fo:font-weight="normal" style:font-weight-asian="normal" style:font-weight-complex="normal"/>
    </style:style>
    <style:style style:name="T10" style:family="text">
      <style:text-properties fo:font-weight="normal" officeooo:rsid="00131bde" style:font-weight-asian="normal" style:font-weight-complex="normal"/>
    </style:style>
    <style:style style:name="T11" style:family="text">
      <style:text-properties officeooo:rsid="00131bde"/>
    </style:style>
    <style:style style:name="T12" style:family="text">
      <style:text-properties fo:font-weight="normal" officeooo:rsid="001589f1" style:font-weight-asian="normal" style:font-weight-complex="normal"/>
    </style:style>
    <style:style style:name="T13" style:family="text">
      <style:text-properties fo:font-weight="normal" officeooo:rsid="0013d107" style:font-weight-asian="normal" style:font-weight-complex="normal"/>
    </style:style>
    <style:style style:name="T14" style:family="text">
      <style:text-properties officeooo:rsid="00194772"/>
    </style:style>
    <style:style style:name="T15" style:family="text">
      <style:text-properties officeooo:rsid="00186e1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nuesto proyecto estamos usando Oracle APEX por lo cual no estamos usando GIT y en realidad optamos por usar una estructura de carpetas en GitHub donde organizamos el proyecto.</text:p>
      <text:p text:style-name="P2"/>
      <text:p text:style-name="P2">Actividad </text:p>
      <text:p text:style-name="P3"><text:span text:style-name="T1">1.</text:span> <text:span text:style-name="T1">Descripción de la Estrategia de Ramas: En el documento, deberán describir cómo están gestionando las ramas en Git. Deben explicar qué ramas utilizan (por ejemplo, desarrollo, pruebas, producción) y cómo deciden cuándo crear una nueva rama. También deberán describir el proceso para fusionar ramas (merge) y cómo resuelven conflictos que surgen durante la fusión.</text:span></text:p>
      <text:p text:style-name="P4">Estructuras de <text:span text:style-name="T2">carpetas en GitHub</text:span>:</text:p>
      <text:p text:style-name="P5"><text:span text:style-name="Strong_20_Emphasis"><text:span text:style-name="Source_20_Text"><text:span text:style-name="T3">- </text:span></text:span></text:span><text:span text:style-name="Strong_20_Emphasis"><text:span text:style-name="Source_20_Text">main</text:span></text:span><text:span text:style-name="Strong_20_Emphasis"> (producción):</text:span><text:line-break/>Contiene la versión estable y aprobada de la aplicación. Todo lo que <text:span text:style-name="T4">esta aquí se</text:span> <text:span text:style-name="T4">p</text:span>ro<text:span text:style-name="T4">b</text:span>o y está <text:span text:style-name="T4">actualmente ejecutándose </text:span>en el entorno productivo de APEX.</text:p>
      <text:p text:style-name="P6"><text:span text:style-name="T3">- </text:span><text:span text:style-name="Strong_20_Emphasis"><text:span text:style-name="Source_20_Text">develop</text:span></text:span><text:span text:style-name="Strong_20_Emphasis"> (desarrollo):</text:span><text:line-break/><text:span text:style-name="T5">Carpeta </text:span>de trabajo diario, <text:span text:style-name="T6">acá s</text:span>e <text:span text:style-name="T6">agregan</text:span> los cambios, ajustes <text:span text:style-name="T6">y </text:span>refactorizaciones <text:span text:style-name="T6">realizadas sobre la app, </text:span><text:span text:style-name="T7">los cambios se prueban en una app de prueba </text:span>para su <text:span text:style-name="T7">posterior</text:span> <text:span text:style-name="T7">sobre escritura con la app que esta corriendo estable.</text:span></text:p>
      <text:p text:style-name="P6"><text:span text:style-name="Strong_20_Emphasis"><text:span text:style-name="Source_20_Text">- feature/</text:span></text:span><text:span text:style-name="Strong_20_Emphasis"> (funcionalidades):</text:span><text:line-break/>Para cada nueva funcionalidad o módulo en Oracle APEX, como una nueva página, un proceso de validación, un reporte o un formulario, creamos <text:span text:style-name="T8">un archivo sql con los codigos fuente de dicha funcionalidad y una breve descripcion.</text:span></text:p>
      <text:h text:style-name="P7" text:outline-level="3">Proceso de Fusión (Merge)</text:h>
      <text:h text:style-name="P7" text:outline-level="3"><text:span text:style-name="Strong_20_Emphasis">Desde </text:span><text:span text:style-name="Strong_20_Emphasis"><text:span text:style-name="Source_20_Text">feature/*</text:span></text:span><text:span text:style-name="Strong_20_Emphasis"> a </text:span><text:span text:style-name="Strong_20_Emphasis"><text:span text:style-name="Source_20_Text">develop</text:span></text:span><text:span text:style-name="Strong_20_Emphasis">:</text:span></text:h>
      <text:h text:style-name="P7" text:outline-level="3"><text:span text:style-name="T9">- Una vez completada y probada la funcionalidad en APEX, se realiza </text:span><text:span text:style-name="T10">el pase del codigo fuente desde </text:span><text:span text:style-name="Source_20_Text"><text:span text:style-name="T9">feature </text:span></text:span><text:span text:style-name="T9">a </text:span><text:span text:style-name="Source_20_Text"><text:span text:style-name="T9">develop</text:span></text:span><text:span text:style-name="T9">. </text:span></text:h>
      <text:h text:style-name="P8" text:outline-level="3"><text:span text:style-name="T11">- </text:span>Se realiza una revisión manual del archivo APEX exportado y los scripts relacionados.</text:h>
      <text:h text:style-name="P9" text:outline-level="3"><text:span text:style-name="T9">- Si hay conflictos, se resuelven manualmente y se prueba nuevamente la importaci</text:span><text:span text:style-name="T10">ón</text:span><text:span text:style-name="T9">.</text:span></text:h>
      <text:h text:style-name="P9" text:outline-level="3"><text:span text:style-name="Strong_20_Emphasis">Desde </text:span><text:span text:style-name="Strong_20_Emphasis"><text:span text:style-name="Source_20_Text">develop</text:span></text:span><text:span text:style-name="Strong_20_Emphasis"> a </text:span><text:span text:style-name="Strong_20_Emphasis"><text:span text:style-name="Source_20_Text">main</text:span></text:span><text:span text:style-name="Strong_20_Emphasis">: </text:span></text:h>
      <text:h text:style-name="P9" text:outline-level="3"><text:span text:style-name="Strong_20_Emphasis"><text:span text:style-name="T9">- </text:span></text:span><text:span text:style-name="T9">Cuando el conjunto de funcionalidades ha sido completamente proba</text:span><text:span text:style-name="T12">do desde la app de pruebas </text:span><text:span text:style-name="T9">de APEX, se genera una </text:span><text:span text:style-name="T12">sobreescritura o pisado</text:span><text:span text:style-name="T9"> de </text:span><text:span text:style-name="Source_20_Text"><text:span text:style-name="T9">develop</text:span></text:span><text:span text:style-name="T9"> a </text:span><text:span text:style-name="Source_20_Text"><text:span text:style-name="T9">main</text:span></text:span><text:span text:style-name="T9">. </text:span><text:span text:style-name="T13">B</text:span></text:h>
      <text:h text:style-name="P9" text:outline-level="3"><text:span text:style-name="T9">- Previo al merge, se realiza una exportación completa de la aplicación APEX, y se genera un </text:span><text:span text:style-name="Strong_20_Emphasis"><text:span text:style-name="T9">script de despliegue</text:span></text:span><text:span text:style-name="T9"> etiquetado.</text:span></text:h>
      <text:h text:style-name="P9" text:outline-level="3"><text:span text:style-name="T9">- Esta fusión se etiqueta con un tag de versión, por ejemplo: </text:span><text:span text:style-name="Source_20_Text"><text:span text:style-name="T9">v1.0.3</text:span></text:span><text:span text:style-name="T9">.</text:span></text:h>
      <text:p text:style-name="P3"/>
      <text:p text:style-name="P3"><text:soft-page-break/></text:p>
      <text:p text:style-name="P3"/>
      <text:p text:style-name="P3"><text:span text:style-name="T1">2. Proceso de Pull Requests: Detallar cómo manejan los pull requests en su proyecto, explicando cómo crean los pull requests, quién los revisa, qué criterios utilizan para aprobar un cambio, y cómo se asegura que todos los cambios importantes sean revisados antes de ser integrados en la rama principal.</text:span></text:p>
      <text:p text:style-name="P10">- Cuando un desarrollador finaliza una nueva funcionalidad o corrección (por ejemplo, una nueva página APEX, un proceso o un reporte), realiza una exportación del módulo o de la aplicación desde Oracle APEX.</text:p>
      <text:p text:style-name="P10">- El <text:span text:style-name="T14">cambio</text:span> incluye una descripción detallada, la funcionalidad afectada y <text:span text:style-name="T14">el nombre del miembro del equipo en cual hace el cambio</text:span>.</text:p>
      <text:p text:style-name="P10">- Los <text:span text:style-name="T15">cambios son revisados por dos miembros del grupo que tienen mas experiencia con el ambiente oracle apex y el miembro el cual desea hacer los cambios en la app.</text:span></text:p>
      <text:p text:style-name="P10">- En caso de cambios críticos o estructurales como cambios en <text:span text:style-name="T15">tablas o objetos del paquete</text:span> <text:span text:style-name="T15">se hace una reunión grupal en la cual se conversan e informan dichas cuestiones.</text:span></text:p>
      <text:p text:style-name="P3"/>
      <text:p text:style-name="P3"><text:span text:style-name="T1">3. </text:span>Versionado y Etiquetado: En este apartado, deberán aplicar y luego explicar cómo lo implementaron, un sistema de etiquetado (tags) en Git para identificar versiones importantes de su proyecto (v1.0, v2.0, etc.). Citar qué funcionalidades o correcciones importantes están asociadas a cada versión etiquetada (se entrega la explicación, la verificación de las etiquetas se hará en git).</text:p>
      <text:p text:style-name="P11">Utilizamos el <text:span text:style-name="Strong_20_Emphasis">sistema de etiquetas semánticas</text:span>: <text:span text:style-name="Source_20_Text">vX.Y.Z</text:span>, donde:</text:p>
      <text:list text:style-name="L1">
        <text:list-item>
          <text:p text:style-name="P12"><text:span text:style-name="Source_20_Text">X</text:span> representa una <text:span text:style-name="Strong_20_Emphasis">versión mayor</text:span> (cambios estructurales importantes).</text:p>
        </text:list-item>
        <text:list-item>
          <text:p text:style-name="P12"><text:span text:style-name="Source_20_Text">Y</text:span> una <text:span text:style-name="Strong_20_Emphasis">versión menor</text:span> (nuevas funcionalidades).</text:p>
        </text:list-item>
        <text:list-item>
          <text:p text:style-name="P12"><text:span text:style-name="Source_20_Text">Z</text:span> indica <text:span text:style-name="Strong_20_Emphasis">correcciones o parches</text:span>.</text:p>
        </text:list-item>
      </text:list>
      <text:list text:style-name="L2">
        <text:list-item>
          <text:p text:style-name="P13">Las etiquetas se aplican directamente sobre la rama <text:span text:style-name="Source_20_Text">main</text:span>, una vez que los cambios han sido aprobados mediante Pull Request y probados en el entorno de staging de Oracle APEX.</text:p>
        </text:list-item>
      </text:list>
      <text:p text:style-name="P3"/>
      <text:p text:style-name="P3"/>
      <text:p text:style-name="P3"/>
      <text:p text:style-name="P3"><text:span text:style-name="T1">4. </text:span>Historial y Auditoría de Cambios: Incluir en el documento una explicación con las palabras del grupo, del uso de los registros de cambios (commit logs) como herramienta de auditoría. Explicar cómo se podría rastrear todas las modificaciones realizadas en el proyecto, asegurándose de que cada commit esté asociado con un pull request aprobado. Pueden incluir ejemplos específicos de cómo documentan estos cambios en el proyecto.</text:p>
      <text:p text:style-name="P11">Cada <text:span text:style-name="Strong_20_Emphasis">commit</text:span> representa un cambio puntual en la aplicación: puede ser una nueva funcionalidad, una corrección, o una mejora visual.</text:p>
      <text:list text:style-name="L3">
        <text:list-item>
          <text:p text:style-name="P14"><text:soft-page-break/>Mantenemos una <text:span text:style-name="Strong_20_Emphasis">convención de mensajes de commit</text:span> para que cada uno sea claro, específico y útil para auditoría:</text:p>
        </text:list-item>
      </text:list>
      <text:p text:style-name="P3">feat: agregar validación de email en formulario de contacto</text:p>
      <text:p text:style-name="P3">fix: corregir error en cálculo de total por usuario</text:p>
      <text:p text:style-name="P3">refactor: reorganizar lógica del package PCK_REPORTES</text:p>
      <text:p text:style-name="P11">Los commits están <text:span text:style-name="Strong_20_Emphasis">asociados a un Pull Request</text:span> que ha sido previamente revisado y aprobado por otro integrante del equipo.</text:p>
      <text:list text:style-name="L4">
        <text:list-item>
          <text:p text:style-name="P15">Usamos <text:span text:style-name="Strong_20_Emphasis">comentarios en los Pull Requests</text:span> para justificar los cambios cuando es necesario, y cada merge genera un commit adicional que deja evidencia de la integración.</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Y"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2T13:40:07.058406600</meta:creation-date>
    <dc:date>2025-05-22T14:23:49.216577000</dc:date>
    <meta:editing-duration>PT32M57S</meta:editing-duration>
    <meta:editing-cycles>20</meta:editing-cycles>
    <meta:generator>LibreOffice/25.2.2.2$Windows_X86_64 LibreOffice_project/7370d4be9e3cf6031a51beef54ff3bda878e3fac</meta:generator>
    <meta:document-statistic meta:table-count="0" meta:image-count="0" meta:object-count="0" meta:page-count="3" meta:paragraph-count="35" meta:word-count="781" meta:character-count="4854" meta:non-whitespace-character-count="4111"/>
  </office:meta>
</office:document-meta>
</file>